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B</text:p>
          </table:table-cell>
          <table:table-cell office:value-type="string">
            <text:p>HD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style-name="ce1" table:formula="of:=100*MAX([.$A2]; [.B$6]*1000)" office:value-type="currency" office:currency="USD" office:value="100000">
            <text:p>$100,000</text:p>
          </table:table-cell>
          <table:table-cell table:style-name="ce1" table:formula="of:=100*MAX([.$A2]; [.C$6]*1000)" office:value-type="currency" office:currency="USD" office:value="100000">
            <text:p>$100,000</text:p>
          </table:table-cell>
          <table:table-cell table:style-name="ce1" table:formula="of:=100*MAX([.$A2]; [.D$6]*1000)" office:value-type="currency" office:currency="USD" office:value="1000000">
            <text:p>$1,000,000</text:p>
          </table:table-cell>
          <table:table-cell table:style-name="ce1" table:formula="of:=100*MAX([.$A2]; [.E$6]*1000)" office:value-type="currency" office:currency="USD" office:value="10000000">
            <text:p>$10,000,000</text:p>
          </table:table-cell>
          <table:table-cell table:style-name="ce1" table:formula="of:=100*MAX([.$A2]; [.F$6]*1000)" office:value-type="currency" office:currency="USD" office:value="100000000">
            <text:p>$100,000,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1" table:formula="of:=100*MAX([.$A3]; [.B$6]*1000)" office:value-type="currency" office:currency="USD" office:value="10000">
            <text:p>$10,000</text:p>
          </table:table-cell>
          <table:table-cell table:style-name="ce1" table:formula="of:=100*MAX([.$A3]; [.C$6]*1000)" office:value-type="currency" office:currency="USD" office:value="100000">
            <text:p>$100,000</text:p>
          </table:table-cell>
          <table:table-cell table:style-name="ce1" table:formula="of:=100*MAX([.$A3]; [.D$6]*1000)" office:value-type="currency" office:currency="USD" office:value="1000000">
            <text:p>$1,000,000</text:p>
          </table:table-cell>
          <table:table-cell table:style-name="ce1" table:formula="of:=100*MAX([.$A3]; [.E$6]*1000)" office:value-type="currency" office:currency="USD" office:value="10000000">
            <text:p>$10,000,000</text:p>
          </table:table-cell>
          <table:table-cell table:style-name="ce1" table:formula="of:=100*MAX([.$A3]; [.F$6]*1000)" office:value-type="currency" office:currency="USD" office:value="100000000">
            <text:p>$100,000,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100*MAX([.$A4]; [.B$6]*1000)" office:value-type="currency" office:currency="USD" office:value="10000">
            <text:p>$10,000</text:p>
          </table:table-cell>
          <table:table-cell table:style-name="ce1" table:formula="of:=100*MAX([.$A4]; [.C$6]*1000)" office:value-type="currency" office:currency="USD" office:value="100000">
            <text:p>$100,000</text:p>
          </table:table-cell>
          <table:table-cell table:style-name="ce1" table:formula="of:=100*MAX([.$A4]; [.D$6]*1000)" office:value-type="currency" office:currency="USD" office:value="1000000">
            <text:p>$1,000,000</text:p>
          </table:table-cell>
          <table:table-cell table:style-name="ce1" table:formula="of:=100*MAX([.$A4]; [.E$6]*1000)" office:value-type="currency" office:currency="USD" office:value="10000000">
            <text:p>$10,000,000</text:p>
          </table:table-cell>
          <table:table-cell table:style-name="ce1" table:formula="of:=100*MAX([.$A4]; [.F$6]*1000)" office:value-type="currency" office:currency="USD" office:value="100000000">
            <text:p>$100,000,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100*MAX([.$A5]; [.B$6]*1000)" office:value-type="currency" office:currency="USD" office:value="10000">
            <text:p>$10,000</text:p>
          </table:table-cell>
          <table:table-cell table:style-name="ce1" table:formula="of:=100*MAX([.$A5]; [.C$6]*1000)" office:value-type="currency" office:currency="USD" office:value="100000">
            <text:p>$100,000</text:p>
          </table:table-cell>
          <table:table-cell table:style-name="ce1" table:formula="of:=100*MAX([.$A5]; [.D$6]*1000)" office:value-type="currency" office:currency="USD" office:value="1000000">
            <text:p>$1,000,000</text:p>
          </table:table-cell>
          <table:table-cell table:style-name="ce1" table:formula="of:=100*MAX([.$A5]; [.E$6]*1000)" office:value-type="currency" office:currency="USD" office:value="10000000">
            <text:p>$10,000,000</text:p>
          </table:table-cell>
          <table:table-cell table:style-name="ce1" table:formula="of:=100*MAX([.$A5]; [.F$6]*1000)" office:value-type="currency" office:currency="USD" office:value="100000000">
            <text:p>$100,000,000</text:p>
          </table:table-cell>
        </table:table-row>
        <table:table-row table:style-name="ro1">
          <table:table-cell office:value-type="string">
            <text:p>Mq/s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D = servers with 4HD? Or ARM, 1HD?</text:p>
          </table:table-cell>
          <table:table-cell table:number-columns-repeated="5"/>
        </table:table-row>
        <table:table-row table:style-name="ro1">
          <table:table-cell office:value-type="string">
            <text:p>say each 1TB has 1k iops, costs $1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B</text:p>
          </table:table-cell>
          <table:table-cell office:value-type="string">
            <text:p>SSD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style-name="ce1" table:formula="of:=1000*MAX([.$A12] * 2; [.B$6]*1000000/36000)" office:value-type="currency" office:currency="USD" office:value="2000000">
            <text:p>$2,000,000</text:p>
          </table:table-cell>
          <table:table-cell table:style-name="ce1" table:formula="of:=1000*MAX([.$A12] * 2; [.C$6]*1000000/36000)" office:value-type="currency" office:currency="USD" office:value="2000000">
            <text:p>$2,000,000</text:p>
          </table:table-cell>
          <table:table-cell table:style-name="ce1" table:formula="of:=1000*MAX([.$A12] * 2; [.D$6]*1000000/36000)" office:value-type="currency" office:currency="USD" office:value="2000000">
            <text:p>$2,000,000</text:p>
          </table:table-cell>
          <table:table-cell table:style-name="ce1" table:formula="of:=1000*MAX([.$A12] * 2; [.E$6]*1000000/36000)" office:value-type="currency" office:currency="USD" office:value="2777777.77777778">
            <text:p>$2,777,778</text:p>
          </table:table-cell>
          <table:table-cell table:style-name="ce1" table:formula="of:=1000*MAX([.$A12] * 2; [.F$6]*1000000/36000)" office:value-type="currency" office:currency="USD" office:value="27777777.7777778">
            <text:p>$27,777,77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1" table:formula="of:=1000*MAX([.$A13] * 2; [.B$6]*1000000/36000)" office:value-type="currency" office:currency="USD" office:value="200000">
            <text:p>$200,000</text:p>
          </table:table-cell>
          <table:table-cell table:style-name="ce1" table:formula="of:=1000*MAX([.$A13] * 2; [.C$6]*1000000/36000)" office:value-type="currency" office:currency="USD" office:value="200000">
            <text:p>$200,000</text:p>
          </table:table-cell>
          <table:table-cell table:style-name="ce1" table:formula="of:=1000*MAX([.$A13] * 2; [.D$6]*1000000/36000)" office:value-type="currency" office:currency="USD" office:value="277777.777777778">
            <text:p>$277,778</text:p>
          </table:table-cell>
          <table:table-cell table:style-name="ce1" table:formula="of:=1000*MAX([.$A13] * 2; [.E$6]*1000000/36000)" office:value-type="currency" office:currency="USD" office:value="2777777.77777778">
            <text:p>$2,777,778</text:p>
          </table:table-cell>
          <table:table-cell table:style-name="ce1" table:formula="of:=1000*MAX([.$A13] * 2; [.F$6]*1000000/36000)" office:value-type="currency" office:currency="USD" office:value="27777777.7777778">
            <text:p>$27,777,7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1000*MAX([.$A14] * 2; [.B$6]*1000000/36000)" office:value-type="currency" office:currency="USD" office:value="20000">
            <text:p>$20,000</text:p>
          </table:table-cell>
          <table:table-cell table:style-name="ce1" table:formula="of:=1000*MAX([.$A14] * 2; [.C$6]*1000000/36000)" office:value-type="currency" office:currency="USD" office:value="27777.7777777778">
            <text:p>$27,778</text:p>
          </table:table-cell>
          <table:table-cell table:style-name="ce1" table:formula="of:=1000*MAX([.$A14] * 2; [.D$6]*1000000/36000)" office:value-type="currency" office:currency="USD" office:value="277777.777777778">
            <text:p>$277,778</text:p>
          </table:table-cell>
          <table:table-cell table:style-name="ce1" table:formula="of:=1000*MAX([.$A14] * 2; [.E$6]*1000000/36000)" office:value-type="currency" office:currency="USD" office:value="2777777.77777778">
            <text:p>$2,777,778</text:p>
          </table:table-cell>
          <table:table-cell table:style-name="ce1" table:formula="of:=1000*MAX([.$A14] * 2; [.F$6]*1000000/36000)" office:value-type="currency" office:currency="USD" office:value="27777777.7777778">
            <text:p>$27,777,77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1000*MAX([.$A15] * 2; [.B$6]*1000000/36000)" office:value-type="currency" office:currency="USD" office:value="2777.77777777778">
            <text:p>$2,778</text:p>
          </table:table-cell>
          <table:table-cell table:style-name="ce1" table:formula="of:=1000*MAX([.$A15] * 2; [.C$6]*1000000/36000)" office:value-type="currency" office:currency="USD" office:value="27777.7777777778">
            <text:p>$27,778</text:p>
          </table:table-cell>
          <table:table-cell table:style-name="ce1" table:formula="of:=1000*MAX([.$A15] * 2; [.D$6]*1000000/36000)" office:value-type="currency" office:currency="USD" office:value="277777.777777778">
            <text:p>$277,778</text:p>
          </table:table-cell>
          <table:table-cell table:style-name="ce1" table:formula="of:=1000*MAX([.$A15] * 2; [.E$6]*1000000/36000)" office:value-type="currency" office:currency="USD" office:value="2777777.77777778">
            <text:p>$2,777,778</text:p>
          </table:table-cell>
          <table:table-cell table:style-name="ce1" table:formula="of:=1000*MAX([.$A15] * 2; [.F$6]*1000000/36000)" office:value-type="currency" office:currency="USD" office:value="27777777.7777778">
            <text:p>$27,777,778</text:p>
          </table:table-cell>
        </table:table-row>
        <table:table-row table:style-name="ro1">
          <table:table-cell office:value-type="string">
            <text:p>Mq/s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SD = $1000 for 35k iops0.5TB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TB</text:p>
          </table:table-cell>
          <table:table-cell office:value-type="string">
            <text:p>RAM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table:style-name="ce1" table:formula="of:=5000*MAX([.$A22] / 0.064; [.B$6])" office:value-type="currency" office:currency="USD" office:value="78125000">
            <text:p>$78,125,000</text:p>
          </table:table-cell>
          <table:table-cell table:style-name="ce1" table:formula="of:=5000*MAX([.$A22] / 0.064; [.C$6])" office:value-type="currency" office:currency="USD" office:value="78125000">
            <text:p>$78,125,000</text:p>
          </table:table-cell>
          <table:table-cell table:style-name="ce1" table:formula="of:=5000*MAX([.$A22] / 0.064; [.D$6])" office:value-type="currency" office:currency="USD" office:value="78125000">
            <text:p>$78,125,000</text:p>
          </table:table-cell>
          <table:table-cell table:style-name="ce1" table:formula="of:=5000*MAX([.$A22] / 0.064; [.E$6])" office:value-type="currency" office:currency="USD" office:value="78125000">
            <text:p>$78,125,000</text:p>
          </table:table-cell>
          <table:table-cell table:style-name="ce1" table:formula="of:=5000*MAX([.$A22] / 0.064; [.F$6])" office:value-type="currency" office:currency="USD" office:value="78125000">
            <text:p>$78,125,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1" table:formula="of:=5000*MAX([.$A23] / 0.064; [.B$6])" office:value-type="currency" office:currency="USD" office:value="7812500">
            <text:p>$7,812,500</text:p>
          </table:table-cell>
          <table:table-cell table:style-name="ce1" table:formula="of:=5000*MAX([.$A23] / 0.064; [.C$6])" office:value-type="currency" office:currency="USD" office:value="7812500">
            <text:p>$7,812,500</text:p>
          </table:table-cell>
          <table:table-cell table:style-name="ce1" table:formula="of:=5000*MAX([.$A23] / 0.064; [.D$6])" office:value-type="currency" office:currency="USD" office:value="7812500">
            <text:p>$7,812,500</text:p>
          </table:table-cell>
          <table:table-cell table:style-name="ce1" table:formula="of:=5000*MAX([.$A23] / 0.064; [.E$6])" office:value-type="currency" office:currency="USD" office:value="7812500">
            <text:p>$7,812,500</text:p>
          </table:table-cell>
          <table:table-cell table:style-name="ce1" table:formula="of:=5000*MAX([.$A23] / 0.064; [.F$6])" office:value-type="currency" office:currency="USD" office:value="7812500">
            <text:p>$7,812,5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5000*MAX([.$A24] / 0.064; [.B$6])" office:value-type="currency" office:currency="USD" office:value="781250">
            <text:p>$781,250</text:p>
          </table:table-cell>
          <table:table-cell table:style-name="ce1" table:formula="of:=5000*MAX([.$A24] / 0.064; [.C$6])" office:value-type="currency" office:currency="USD" office:value="781250">
            <text:p>$781,250</text:p>
          </table:table-cell>
          <table:table-cell table:style-name="ce1" table:formula="of:=5000*MAX([.$A24] / 0.064; [.D$6])" office:value-type="currency" office:currency="USD" office:value="781250">
            <text:p>$781,250</text:p>
          </table:table-cell>
          <table:table-cell table:style-name="ce1" table:formula="of:=5000*MAX([.$A24] / 0.064; [.E$6])" office:value-type="currency" office:currency="USD" office:value="781250">
            <text:p>$781,250</text:p>
          </table:table-cell>
          <table:table-cell table:style-name="ce1" table:formula="of:=5000*MAX([.$A24] / 0.064; [.F$6])" office:value-type="currency" office:currency="USD" office:value="5000000">
            <text:p>$5,000,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5000*MAX([.$A25] / 0.064; [.B$6])" office:value-type="currency" office:currency="USD" office:value="78125">
            <text:p>$78,125</text:p>
          </table:table-cell>
          <table:table-cell table:style-name="ce1" table:formula="of:=5000*MAX([.$A25] / 0.064; [.C$6])" office:value-type="currency" office:currency="USD" office:value="78125">
            <text:p>$78,125</text:p>
          </table:table-cell>
          <table:table-cell table:style-name="ce1" table:formula="of:=5000*MAX([.$A25] / 0.064; [.D$6])" office:value-type="currency" office:currency="USD" office:value="78125">
            <text:p>$78,125</text:p>
          </table:table-cell>
          <table:table-cell table:style-name="ce1" table:formula="of:=5000*MAX([.$A25] / 0.064; [.E$6])" office:value-type="currency" office:currency="USD" office:value="500000">
            <text:p>$500,000</text:p>
          </table:table-cell>
          <table:table-cell table:style-name="ce1" table:formula="of:=5000*MAX([.$A25] / 0.064; [.F$6])" office:value-type="currency" office:currency="USD" office:value="5000000">
            <text:p>$5,000,000</text:p>
          </table:table-cell>
        </table:table-row>
        <table:table-row table:style-name="ro1">
          <table:table-cell office:value-type="string">
            <text:p>Mq/s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AM = $5000 <text:s/>for ??? 1m 0.064 T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formula="of:=IF([.B2]&lt;[.B12]; &quot;HD&quot;; IF([.B12]&lt;[.B22]; &quot;SSD&quot;; &quot;RAM&quot;))" office:value-type="string" office:string-value="HD">
            <text:p>HD</text:p>
          </table:table-cell>
          <table:table-cell table:formula="of:=IF([.C2]&lt;[.C12]; &quot;HD&quot;; IF([.C12]&lt;[.C22]; &quot;SSD&quot;; &quot;RAM&quot;))" office:value-type="string" office:string-value="HD">
            <text:p>HD</text:p>
          </table:table-cell>
          <table:table-cell table:formula="of:=IF([.D2]&lt;[.D12]; &quot;HD&quot;; IF([.D12]&lt;[.D22]; &quot;SSD&quot;; &quot;RAM&quot;))" office:value-type="string" office:string-value="HD">
            <text:p>HD</text:p>
          </table:table-cell>
          <table:table-cell table:formula="of:=IF([.E2]&lt;[.E12]; &quot;HD&quot;; IF([.E12]&lt;[.E22]; &quot;SSD&quot;; &quot;RAM&quot;))" office:value-type="string" office:string-value="SSD">
            <text:p>SSD</text:p>
          </table:table-cell>
          <table:table-cell table:formula="of:=IF([.F2]&lt;[.F12]; &quot;HD&quot;; IF([.F12]&lt;[.F22]; &quot;SSD&quot;; &quot;RAM&quot;))" office:value-type="string" office:string-value="SSD">
            <text:p>SSD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IF([.B3]&lt;[.B13]; &quot;HD&quot;; IF([.B13]&lt;[.B23]; &quot;SSD&quot;; &quot;RAM&quot;))" office:value-type="string" office:string-value="HD">
            <text:p>HD</text:p>
          </table:table-cell>
          <table:table-cell table:formula="of:=IF([.C3]&lt;[.C13]; &quot;HD&quot;; IF([.C13]&lt;[.C23]; &quot;SSD&quot;; &quot;RAM&quot;))" office:value-type="string" office:string-value="HD">
            <text:p>HD</text:p>
          </table:table-cell>
          <table:table-cell table:formula="of:=IF([.D3]&lt;[.D13]; &quot;HD&quot;; IF([.D13]&lt;[.D23]; &quot;SSD&quot;; &quot;RAM&quot;))" office:value-type="string" office:string-value="SSD">
            <text:p>SSD</text:p>
          </table:table-cell>
          <table:table-cell table:formula="of:=IF([.E3]&lt;[.E13]; &quot;HD&quot;; IF([.E13]&lt;[.E23]; &quot;SSD&quot;; &quot;RAM&quot;))" office:value-type="string" office:string-value="SSD">
            <text:p>SSD</text:p>
          </table:table-cell>
          <table:table-cell table:formula="of:=IF([.F3]&lt;[.F13]; &quot;HD&quot;; IF([.F13]&lt;[.F23]; &quot;SSD&quot;; &quot;RAM&quot;))" office:value-type="string" office:string-value="RAM">
            <text:p>RA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IF([.B4]&lt;[.B14]; &quot;HD&quot;; IF([.B14]&lt;[.B24]; &quot;SSD&quot;; &quot;RAM&quot;))" office:value-type="string" office:string-value="HD">
            <text:p>HD</text:p>
          </table:table-cell>
          <table:table-cell table:formula="of:=IF([.C4]&lt;[.C14]; &quot;HD&quot;; IF([.C14]&lt;[.C24]; &quot;SSD&quot;; &quot;RAM&quot;))" office:value-type="string" office:string-value="SSD">
            <text:p>SSD</text:p>
          </table:table-cell>
          <table:table-cell table:formula="of:=IF([.D4]&lt;[.D14]; &quot;HD&quot;; IF([.D14]&lt;[.D24]; &quot;SSD&quot;; &quot;RAM&quot;))" office:value-type="string" office:string-value="SSD">
            <text:p>SSD</text:p>
          </table:table-cell>
          <table:table-cell table:formula="of:=IF([.E4]&lt;[.E14]; &quot;HD&quot;; IF([.E14]&lt;[.E24]; &quot;SSD&quot;; &quot;RAM&quot;))" office:value-type="string" office:string-value="RAM">
            <text:p>RAM</text:p>
          </table:table-cell>
          <table:table-cell table:formula="of:=IF([.F4]&lt;[.F14]; &quot;HD&quot;; IF([.F14]&lt;[.F24]; &quot;SSD&quot;; &quot;RAM&quot;))" office:value-type="string" office:string-value="RAM">
            <text:p>RA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IF([.B5]&lt;[.B15]; &quot;HD&quot;; IF([.B15]&lt;[.B25]; &quot;SSD&quot;; &quot;RAM&quot;))" office:value-type="string" office:string-value="SSD">
            <text:p>SSD</text:p>
          </table:table-cell>
          <table:table-cell table:formula="of:=IF([.C5]&lt;[.C15]; &quot;HD&quot;; IF([.C15]&lt;[.C25]; &quot;SSD&quot;; &quot;RAM&quot;))" office:value-type="string" office:string-value="SSD">
            <text:p>SSD</text:p>
          </table:table-cell>
          <table:table-cell table:formula="of:=IF([.D5]&lt;[.D15]; &quot;HD&quot;; IF([.D15]&lt;[.D25]; &quot;SSD&quot;; &quot;RAM&quot;))" office:value-type="string" office:string-value="RAM">
            <text:p>RAM</text:p>
          </table:table-cell>
          <table:table-cell table:formula="of:=IF([.E5]&lt;[.E15]; &quot;HD&quot;; IF([.E15]&lt;[.E25]; &quot;SSD&quot;; &quot;RAM&quot;))" office:value-type="string" office:string-value="RAM">
            <text:p>RAM</text:p>
          </table:table-cell>
          <table:table-cell table:formula="of:=IF([.F5]&lt;[.F15]; &quot;HD&quot;; IF([.F15]&lt;[.F25]; &quot;SSD&quot;; &quot;RAM&quot;))" office:value-type="string" office:string-value="RAM">
            <text:p>RAM</text:p>
          </table:table-cell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14:4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Cormack</meta:initial-creator>
    <meta:creation-date>2011-07-04T13:40:28</meta:creation-date>
    <dc:date>2011-07-05T14:44:26</dc:date>
    <dc:creator>Justin Cormack</dc:creator>
    <meta:editing-duration>P1DT1H3M58S</meta:editing-duration>
    <meta:editing-cycles>2</meta:editing-cycles>
    <meta:generator>LibreOffice/3.3$Unix LibreOffice_project/330m19$Build-202</meta:generator>
    <meta:document-statistic meta:table-count="3" meta:cell-count="129" meta:object-count="0"/>
  </office:meta>
</office:document-meta>
</file>